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8FF3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8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Benjamin J. Crew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Isadore Binswanger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6, 1883</text:p>
      <text:p text:style-name="P2">Month<text:tab/><text:tab/><text:tab/><text:tab/><text:tab/><text:tab/>May</text:p>
      <text:p text:style-name="P2">Year<text:tab/><text:tab/><text:tab/><text:tab/><text:tab/><text:tab/>188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Seal of the Pennsylvania Society to Protect Children from Cruelty]/</text:p>
      <text:p text:style-name="P6">Pennsylvania Society to Protect/</text:p>
      <text:p text:style-name="P6">Children from Cruelty./</text:p>
      <text:p text:style-name="P6">3614<text:tab/>Office, No. 1406 Chestnut Street./</text:p>
      <text:p text:style-name="P5">Daniel M. Fox, President./</text:p>
      <text:p text:style-name="P5">Peter A. Keller, Treasurer.<text:tab/><text:tab/><text:tab/><text:tab/><text:tab/><text:tab/><text:tab/>Philadelphia, May 6 1883/</text:p>
      <text:p text:style-name="P5">My dear Mr Binswanger/</text:p>
      <text:p text:style-name="P5"><text:tab/>Please find enclosed copy/ of the proceedings of a meeting of the Executive/ Committee of this Society, relative to the/ Child Sarah Harris/ Very Truly Yours/ Benj. J. Crew/ Sec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1:29:11.79</meta:creation-date>
    <dc:date>2012-01-12T11:36:53.36</dc:date>
    <dc:creator>Penn Libraries</dc:creator>
    <meta:editing-duration>PT00H07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35" meta:character-count="1718"/>
  </office:meta>
</office:document-meta>
</file>